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1a6b6a">1. orgバッファを評価</text:a></text:p>
          <text:p text:style-name="Contents_20_1"><text:a xlink:type="simple" xlink:href="#org2464d9d">2. ユーティリティ関数</text:a></text:p>
          <text:p text:style-name="Contents_20_2"><text:a xlink:type="simple" xlink:href="#org6a6e8f6">2.1. サボっていると Kyoko さんに怒られる</text:a></text:p>
          <text:p text:style-name="Contents_20_2"><text:a xlink:type="simple" xlink:href="#orgb3b367b">2.2. org-buffer を dokuwiki 形式に変換し，kill-ring に格納</text:a></text:p>
          <text:p text:style-name="Contents_20_2"><text:a xlink:type="simple" xlink:href="#orgeeeae63">2.3. コンソールでカレントバッファのあるディレクトリに移動する</text:a></text:p>
          <text:p text:style-name="Contents_20_2"><text:a xlink:type="simple" xlink:href="#orgf3f3262">2.4. ファイルに含まれるテーブルを使って定時にアラートを表示する</text:a></text:p>
          <text:p text:style-name="Contents_20_2"><text:a xlink:type="simple" xlink:href="#org69fdc67">2.5. 頻繁に利用するファイルをring形式でたどる</text:a></text:p>
          <text:p text:style-name="Contents_20_2"><text:a xlink:type="simple" xlink:href="#orge8dec97">2.6. 引数のorgバッファを開く</text:a></text:p>
          <text:p text:style-name="Contents_20_2"><text:a xlink:type="simple" xlink:href="#orge5572e8">2.7. orgバッファにいつものヘッダを追加する</text:a></text:p>
          <text:p text:style-name="Contents_20_2"><text:a xlink:type="simple" xlink:href="#orge4114b1">2.8. 議事録ひな形を書き入れる</text:a></text:p>
          <text:p text:style-name="Contents_20_2"><text:a xlink:type="simple" xlink:href="#org1595580">2.9. ランダムの文字列を取得する</text:a></text:p>
          <text:p text:style-name="Contents_20_2"><text:a xlink:type="simple" xlink:href="#org0f369aa">2.10. Auto-install をセットアップする</text:a></text:p>
          <text:p text:style-name="Contents_20_2"><text:a xlink:type="simple" xlink:href="#org1e29b65">2.11. 行頭に" - "を挿入する</text:a></text:p>
          <text:p text:style-name="Contents_20_2"><text:a xlink:type="simple" xlink:href="#org7fe01f5">2.12. <text:span text:style-name="OrgTodo">TODO</text:span> " - "と" - [ ] "をサイクルさせる</text:a></text:p>
          <text:p text:style-name="Contents_20_2"><text:a xlink:type="simple" xlink:href="#orge6444ce">2.13. <text:span text:style-name="OrgTodo">TODO</text:span> リージョン内のブリッツを操作する</text:a></text:p>
          <text:p text:style-name="Contents_20_2"><text:a xlink:type="simple" xlink:href="#orgb2d4da7">2.14. 日付などを簡単に挿入する</text:a></text:p>
          <text:p text:style-name="Contents_20_3"><text:a xlink:type="simple" xlink:href="#orgb8f4df4">2.14.1. キーバインド</text:a></text:p>
          <text:p text:style-name="Contents_20_2"><text:a xlink:type="simple" xlink:href="#org1e9654f">2.15. XHTMLを利用したガントチャート生成</text:a></text:p>
          <text:p text:style-name="Contents_20_2"><text:a xlink:type="simple" xlink:href="#org68f1850">2.16. 定期実行関数</text:a></text:p>
          <text:p text:style-name="Contents_20_2"><text:a xlink:type="simple" xlink:href="#org89acf3c">2.17. ブラウザの設定</text:a></text:p>
          <text:p text:style-name="Contents_20_2"><text:a xlink:type="simple" xlink:href="#orge2515c5">2.18. ミニバッファに日時を表示</text:a></text:p>
          <text:p text:style-name="Contents_20_2"><text:a xlink:type="simple" xlink:href="#org3206f24">2.19. バックアップファイルの削除</text:a></text:p>
          <text:p text:style-name="Contents_20_2"><text:a xlink:type="simple" xlink:href="#orgfd7123c">2.20. chomp</text:a></text:p>
          <text:p text:style-name="Contents_20_2"><text:a xlink:type="simple" xlink:href="#orge9d80ca">2.21. iTerm2.app を呼び出す関数</text:a></text:p>
          <text:p text:style-name="Contents_20_2"><text:a xlink:type="simple" xlink:href="#org4de6a11">2.22. lingr にログインする</text:a></text:p>
          <text:p text:style-name="Contents_20_2"><text:a xlink:type="simple" xlink:href="#org2b5954c">2.23. 特定のファイルを Dropbox 以下にバックアップする</text:a></text:p>
          <text:p text:style-name="Contents_20_2"><text:a xlink:type="simple" xlink:href="#org73a6fcc">2.24. ゴミ箱を空にする <text:span text:style-name="OrgTags">[<text:span text:style-name="OrgTag">Mac</text:span>]</text:span></text:a></text:p>
          <text:p text:style-name="Contents_20_2"><text:a xlink:type="simple" xlink:href="#org3e227b3">2.25. その他</text:a></text:p>
          <text:p text:style-name="Contents_20_2"><text:a xlink:type="simple" xlink:href="#org34849f5">2.26. [library-p] load-path にライブラリがあるかを判定</text:a></text:p>
          <text:p text:style-name="Contents_20_1"><text:a xlink:type="simple" xlink:href="#org9a42936">3. 未設定／テスト中</text:a></text:p>
          <text:p text:style-name="Contents_20_2"><text:a xlink:type="simple" xlink:href="#orgaeb2603">3.1. byte-compile の警告を抑制する</text:a></text:p>
          <text:p text:style-name="Contents_20_2"><text:a xlink:type="simple" xlink:href="#orgfba5b0b">3.2. [window-resizer.el] 分割したウィンドウサイズを変更する</text:a></text:p>
          <text:p text:style-name="Contents_20_2"><text:a xlink:type="simple" xlink:href="#org3d8a904">3.3. [idle-requie]</text:a></text:p>
          <text:p text:style-name="Contents_20_2"><text:a xlink:type="simple" xlink:href="#orgc5cecdf">3.4. [pdf-preview]</text:a></text:p>
          <text:p text:style-name="Contents_20_2"><text:a xlink:type="simple" xlink:href="#org5f75ff5">3.5. [EasyPG]</text:a></text:p>
          <text:p text:style-name="Contents_20_2"><text:a xlink:type="simple" xlink:href="#org14a4619">3.6. [eblook]</text:a></text:p>
          <text:p text:style-name="Contents_20_2"><text:a xlink:type="simple" xlink:href="#org2f75261">3.7. [iBuffer]</text:a></text:p>
          <text:p text:style-name="Contents_20_2"><text:a xlink:type="simple" xlink:href="#org552cf49">3.8. UUID をファイル名にして所定のディレクトリにコピー／移動</text:a></text:p>
          <text:p text:style-name="Contents_20_2"><text:a xlink:type="simple" xlink:href="#orgeae0566">3.9. キーバインド</text:a></text:p>
          <text:p text:style-name="Contents_20_1"><text:a xlink:type="simple" xlink:href="#orgec48f94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f1a6b6a"/>
<text:bookmark text:name="orgf1a6b6a"/>orgバッファを評価
<text:bookmark-end text:name="OrgXref.orgf1a6b6a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2464d9d"/>
<text:bookmark text:name="org2464d9d"/>ユーティリティ関数
<text:bookmark-end text:name="OrgXref.org2464d9d"/></text:h>
      <text:h text:style-name="Heading_20_2" text:outline-level="2" text:is-list-header="false">
<text:bookmark-start text:name="OrgXref.org6a6e8f6"/>
<text:bookmark text:name="org6a6e8f6"/>サボっていると Kyoko さんに怒られる
<text:bookmark-end text:name="OrgXref.org6a6e8f6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b3b367b"/>
<text:bookmark text:name="orgb3b367b"/>org-buffer を dokuwiki 形式に変換し，kill-ring に格納
<text:bookmark-end text:name="OrgXref.orgb3b367b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eeeae63"/>
<text:bookmark text:name="orgeeeae63"/>コンソールでカレントバッファのあるディレクトリに移動する
<text:bookmark-end text:name="OrgXref.orgeeeae63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f3f3262"/>
<text:bookmark text:name="orgf3f3262"/>ファイルに含まれるテーブルを使って定時にアラートを表示する
<text:bookmark-end text:name="OrgXref.orgf3f3262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69fdc67"/>
<text:bookmark text:name="org69fdc67"/>頻繁に利用するファイルをring形式でたどる
<text:bookmark-end text:name="OrgXref.org69fdc67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e8dec97"/>
<text:bookmark text:name="orge8dec97"/>引数のorgバッファを開く
<text:bookmark-end text:name="OrgXref.orge8dec9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e5572e8"/>
<text:bookmark text:name="orge5572e8"/>orgバッファにいつものヘッダを追加する
<text:bookmark-end text:name="OrgXref.orge5572e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e4114b1"/>
<text:bookmark text:name="orge4114b1"/>議事録ひな形を書き入れる
<text:bookmark-end text:name="OrgXref.orge4114b1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1595580"/>
<text:bookmark text:name="org1595580"/>ランダムの文字列を取得する
<text:bookmark-end text:name="OrgXref.org1595580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0f369aa"/>
<text:bookmark text:name="org0f369aa"/>Auto-install をセットアップする
<text:bookmark-end text:name="OrgXref.org0f369aa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1e29b65"/>
<text:bookmark text:name="org1e29b65"/>行頭に" - "を挿入する
<text:bookmark-end text:name="OrgXref.org1e29b6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7fe01f5"/>
<text:bookmark text:name="org7fe01f5"/><text:span text:style-name="OrgTodo">TODO</text:span> " - "と" - [ ] "をサイクルさせる
<text:bookmark-end text:name="OrgXref.org7fe01f5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e6444ce"/>
<text:bookmark text:name="orge6444ce"/><text:span text:style-name="OrgTodo">TODO</text:span> リージョン内のブリッツを操作する
<text:bookmark-end text:name="OrgXref.orge6444c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b2d4da7"/>
<text:bookmark text:name="orgb2d4da7"/>日付などを簡単に挿入する
<text:bookmark-end text:name="OrgXref.orgb2d4da7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b8f4df4"/>
<text:bookmark text:name="orgb8f4df4"/>キーバインド
<text:bookmark-end text:name="OrgXref.orgb8f4df4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1e9654f"/>
<text:bookmark text:name="org1e9654f"/>XHTMLを利用したガントチャート生成
<text:bookmark-end text:name="OrgXref.org1e9654f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68f1850"/>
<text:bookmark text:name="org68f1850"/>定期実行関数
<text:bookmark-end text:name="OrgXref.org68f1850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89acf3c"/>
<text:bookmark text:name="org89acf3c"/>ブラウザの設定
<text:bookmark-end text:name="OrgXref.org89acf3c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e2515c5"/>
<text:bookmark text:name="orge2515c5"/>ミニバッファに日時を表示
<text:bookmark-end text:name="OrgXref.orge2515c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3206f24"/>
<text:bookmark text:name="org3206f24"/>バックアップファイルの削除
<text:bookmark-end text:name="OrgXref.org3206f24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fd7123c"/>
<text:bookmark text:name="orgfd7123c"/>chomp
<text:bookmark-end text:name="OrgXref.orgfd7123c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e9d80ca"/>
<text:bookmark text:name="orge9d80ca"/>iTerm2.app を呼び出す関数
<text:bookmark-end text:name="OrgXref.orge9d80c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4de6a11"/>
<text:bookmark text:name="org4de6a11"/>lingr にログインする
<text:bookmark-end text:name="OrgXref.org4de6a11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2b5954c"/>
<text:bookmark text:name="org2b5954c"/>特定のファイルを Dropbox 以下にバックアップする
<text:bookmark-end text:name="OrgXref.org2b5954c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73a6fcc"/>
<text:bookmark text:name="org73a6fcc"/>ゴミ箱を空にする<text:tab/><text:span text:style-name="OrgTags">[<text:span text:style-name="OrgTag">Mac</text:span>]</text:span>
<text:bookmark-end text:name="OrgXref.org73a6fcc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3e227b3"/>
<text:bookmark text:name="org3e227b3"/>その他
<text:bookmark-end text:name="OrgXref.org3e227b3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2" text:outline-level="2" text:is-list-header="false">
<text:bookmark-start text:name="OrgXref.org34849f5"/>
<text:bookmark text:name="org34849f5"/>[library-p] load-path にライブラリがあるかを判定
<text:bookmark-end text:name="OrgXref.org34849f5"/></text:h>
      <text:p text:style-name="Text_20_body">パッケージが <text:span text:style-name="OrgCode">load-path</text:span> に存在していて使える状態にあるかを調べます．もし存在しなければ，メッセージバッファに [NOT FOUND] を刻みます．<text:line-break/></text:p>
      <text:p text:style-name="Text_20_body"><text:span text:style-name="OrgCode">libraries</text:span> には複数のパッケージ名を指定でき，すべてが使える状態の場合のみ <text:span text:style-name="OrgCode">t</text:span> が返ります．<text:line-break/></text:p>
      <text:p text:style-name="Text_20_body"><text:span text:style-name="OrgCode">"org"</text:span> を渡したり， <text:span text:style-name="OrgCode">'("org" "helm")</text:span> を渡したりできます．<text:line-break/></text:p>
      <text:p text:style-name="OrgSrcBlock">(<text:span text:style-name="OrgSrcFontLockKeywordFace">defun</text:span><text:s/><text:span text:style-name="OrgSrcFontLockFunctionNameFace">library-p</text:span><text:s/>(libraries)</text:p>
      <text:p text:style-name="OrgSrcBlock"><text:s/><text:s/><text:span text:style-name="OrgSrcFontLockDocFace">"Return<text:s/>t<text:s/>when<text:s/>every<text:s/>specified<text:s/>library<text:s/>can<text:s/>be<text:s/>located.<text:s/>"</text:span></text:p>
      <text:p text:style-name="OrgSrcBlock"><text:s/><text:s/>(<text:span text:style-name="OrgSrcFontLockKeywordFace">let</text:span><text:s/>((result<text:s/>t))</text:p>
      <text:p text:style-name="OrgSrcBlock"><text:s/><text:s/><text:s/><text:s/>(mapc<text:s/>(<text:span text:style-name="OrgSrcFontLockKeywordFace">lambda</text:span><text:s/>(library)</text:p>
      <text:p text:style-name="OrgSrcBlock"><text:s/><text:s/><text:s/><text:s/><text:s/><text:s/><text:s/><text:s/><text:s/><text:s/><text:s/><text:s/>(<text:span text:style-name="OrgSrcFontLockKeywordFace">unless</text:span><text:s/>(locate-library<text:s/>library)</text:p>
      <text:p text:style-name="OrgSrcBlock"><text:s/><text:s/><text:s/><text:s/><text:s/><text:s/><text:s/><text:s/><text:s/><text:s/><text:s/><text:s/><text:s/><text:s/>(message<text:s/><text:span text:style-name="OrgSrcFontLockStringFace">"---<text:s/>NOT<text:s/>FOUND:<text:s/>%s"</text:span><text:s/>library)</text:p>
      <text:p text:style-name="OrgSrcBlock"><text:s/><text:s/><text:s/><text:s/><text:s/><text:s/><text:s/><text:s/><text:s/><text:s/><text:s/><text:s/><text:s/><text:s/>(<text:span text:style-name="OrgSrcFontLockKeywordFace">setq</text:span><text:s/>result<text:s/>nil)))</text:p>
      <text:p text:style-name="OrgSrcBlock"><text:s/><text:s/><text:s/><text:s/><text:s/><text:s/><text:s/><text:s/><text:s/><text:s/>(<text:span text:style-name="OrgSrcFontLockKeywordFace">if</text:span><text:s/>(listp<text:s/>libraries)</text:p>
      <text:p text:style-name="OrgSrcBlock"><text:s/><text:s/><text:s/><text:s/><text:s/><text:s/><text:s/><text:s/><text:s/><text:s/><text:s/><text:s/><text:s/><text:s/>libraries</text:p>
      <text:p text:style-name="OrgSrcBlock"><text:s/><text:s/><text:s/><text:s/><text:s/><text:s/><text:s/><text:s/><text:s/><text:s/><text:s/><text:s/>(list<text:s/>libraries)))</text:p>
      <text:p text:style-name="OrgSrcBlockLastLine"><text:s/><text:s/><text:s/><text:s/>result))</text:p>
      <text:h text:style-name="Heading_20_1" text:outline-level="1" text:is-list-header="false">
<text:bookmark-start text:name="OrgXref.org9a42936"/>
<text:bookmark text:name="org9a42936"/>未設定／テスト中
<text:bookmark-end text:name="OrgXref.org9a42936"/></text:h>
      <text:h text:style-name="Heading_20_2" text:outline-level="2" text:is-list-header="false">
<text:bookmark-start text:name="OrgXref.orgaeb2603"/>
<text:bookmark text:name="orgaeb2603"/>byte-compile の警告を抑制する
<text:bookmark-end text:name="OrgXref.orgaeb2603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fba5b0b"/>
<text:bookmark text:name="orgfba5b0b"/>[window-resizer.el] 分割したウィンドウサイズを変更する
<text:bookmark-end text:name="OrgXref.orgfba5b0b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3d8a904"/>
<text:bookmark text:name="org3d8a904"/>[idle-requie]
<text:bookmark-end text:name="OrgXref.org3d8a904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c5cecdf"/>
<text:bookmark text:name="orgc5cecdf"/>[pdf-preview]
<text:bookmark-end text:name="OrgXref.orgc5cecdf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5f75ff5"/>
<text:bookmark text:name="org5f75ff5"/>[EasyPG]
<text:bookmark-end text:name="OrgXref.org5f75ff5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14a4619"/>
<text:bookmark text:name="org14a4619"/>[eblook]
<text:bookmark-end text:name="OrgXref.org14a4619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2f75261"/>
<text:bookmark text:name="org2f75261"/>[iBuffer]
<text:bookmark-end text:name="OrgXref.org2f75261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552cf49"/>
<text:bookmark text:name="org552cf49"/>UUID をファイル名にして所定のディレクトリにコピー／移動
<text:bookmark-end text:name="OrgXref.org552cf49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eae0566"/>
<text:bookmark text:name="orgeae0566"/>キーバインド
<text:bookmark-end text:name="OrgXref.orgeae0566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ec48f94"/>
<text:bookmark text:name="orgec48f94"/>provide
<text:bookmark-end text:name="OrgXref.orgec48f94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fcb9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6b6c2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e5c07b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d19a66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1afe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678d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ff982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9-18T00:50:42</dc:date>
    <meta:creation-date>2018-09-18T00:50:42</meta:creation-date>
    <meta:generator>Emacs 26.1 (Org mode 9.1.13)</meta:generator>
    <meta:keyword/>
    <dc:subject/>
    <dc:title>ユーティリティ関数群</dc:title>
  </office:meta>
</office:document-meta>
</file>